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55bc0"/>
    </style:style>
    <style:style style:name="P2" style:family="paragraph" style:parent-style-name="Standard">
      <style:text-properties officeooo:paragraph-rsid="0005735e"/>
    </style:style>
    <style:style style:name="P3" style:family="paragraph" style:parent-style-name="Standard">
      <style:text-properties officeooo:paragraph-rsid="000b0ca2"/>
    </style:style>
    <style:style style:name="P4" style:family="paragraph" style:parent-style-name="Standard">
      <style:text-properties officeooo:paragraph-rsid="000b308b"/>
    </style:style>
    <style:style style:name="P5" style:family="paragraph" style:parent-style-name="Standard">
      <style:text-properties officeooo:paragraph-rsid="000d52b4"/>
    </style:style>
    <style:style style:name="P6" style:family="paragraph" style:parent-style-name="Standard">
      <style:text-properties officeooo:rsid="00040ef6" officeooo:paragraph-rsid="00040ef6"/>
    </style:style>
    <style:style style:name="P7" style:family="paragraph" style:parent-style-name="Standard">
      <style:text-properties officeooo:rsid="00055bc0" officeooo:paragraph-rsid="00055bc0"/>
    </style:style>
    <style:style style:name="P8" style:family="paragraph" style:parent-style-name="Standard">
      <style:text-properties style:text-position="0% 100%" officeooo:rsid="0005735e" officeooo:paragraph-rsid="001090fa"/>
    </style:style>
    <style:style style:name="P9" style:family="paragraph" style:parent-style-name="Standard">
      <style:text-properties style:text-position="0% 100%" officeooo:rsid="0005735e" officeooo:paragraph-rsid="0005735e"/>
    </style:style>
    <style:style style:name="P10" style:family="paragraph" style:parent-style-name="Standard">
      <style:text-properties style:text-position="0% 100%" officeooo:rsid="0005735e" officeooo:paragraph-rsid="00084b83"/>
    </style:style>
    <style:style style:name="P11" style:family="paragraph" style:parent-style-name="Standard" style:list-style-name="L1">
      <style:text-properties style:text-position="0% 100%" officeooo:rsid="0005735e" officeooo:paragraph-rsid="0005735e"/>
    </style:style>
    <style:style style:name="P12" style:family="paragraph" style:parent-style-name="Standard">
      <style:text-properties style:text-position="0% 100%" officeooo:rsid="001090fa" officeooo:paragraph-rsid="001090fa"/>
    </style:style>
    <style:style style:name="P13" style:family="paragraph" style:parent-style-name="Standard" style:list-style-name="L2">
      <style:text-properties style:text-position="0% 100%" officeooo:rsid="00068aa3" officeooo:paragraph-rsid="00068aa3"/>
    </style:style>
    <style:style style:name="P14" style:family="paragraph" style:parent-style-name="Standard">
      <style:text-properties style:text-position="0% 100%" officeooo:rsid="000befda" officeooo:paragraph-rsid="000befda"/>
    </style:style>
    <style:style style:name="P15" style:family="paragraph" style:parent-style-name="Standard" style:list-style-name="L3">
      <style:text-properties style:text-position="0% 100%" officeooo:rsid="000befda" officeooo:paragraph-rsid="000befda"/>
    </style:style>
    <style:style style:name="P16" style:family="paragraph" style:parent-style-name="Standard">
      <style:text-properties style:text-position="0% 100%" officeooo:rsid="000befda" officeooo:paragraph-rsid="001b2994"/>
    </style:style>
    <style:style style:name="P17" style:family="paragraph" style:parent-style-name="Standard">
      <style:text-properties style:text-position="0% 100%" officeooo:rsid="00084b83" officeooo:paragraph-rsid="00084b83"/>
    </style:style>
    <style:style style:name="P18" style:family="paragraph" style:parent-style-name="Standard">
      <style:text-properties style:text-position="0% 100%" officeooo:rsid="000a0f76" officeooo:paragraph-rsid="000a0f76"/>
    </style:style>
    <style:style style:name="P19" style:family="paragraph" style:parent-style-name="Standard">
      <style:text-properties style:text-position="0% 100%" officeooo:rsid="000b0ca2" officeooo:paragraph-rsid="000b0ca2"/>
    </style:style>
    <style:style style:name="P20" style:family="paragraph" style:parent-style-name="Standard" style:list-style-name="L4">
      <style:text-properties style:text-position="0% 100%" officeooo:rsid="000b308b" officeooo:paragraph-rsid="000b308b"/>
    </style:style>
    <style:style style:name="P21" style:family="paragraph" style:parent-style-name="Standard">
      <style:text-properties style:text-position="0% 100%" officeooo:rsid="000d52b4" officeooo:paragraph-rsid="000d52b4"/>
    </style:style>
    <style:style style:name="P22" style:family="paragraph" style:parent-style-name="Standard" style:list-style-name="L1">
      <style:text-properties officeooo:paragraph-rsid="0005735e"/>
    </style:style>
    <style:style style:name="P23" style:family="paragraph" style:parent-style-name="Standard" style:list-style-name="L2">
      <style:text-properties officeooo:paragraph-rsid="00068aa3"/>
    </style:style>
    <style:style style:name="P24" style:family="paragraph" style:parent-style-name="Standard" style:list-style-name="L3">
      <style:text-properties officeooo:paragraph-rsid="000befda"/>
    </style:style>
    <style:style style:name="P25" style:family="paragraph" style:parent-style-name="Standard" style:list-style-name="L3">
      <style:text-properties officeooo:paragraph-rsid="0013a629"/>
    </style:style>
    <style:style style:name="P26" style:family="paragraph" style:parent-style-name="Standard" style:list-style-name="L3">
      <style:text-properties officeooo:paragraph-rsid="001b2994"/>
    </style:style>
    <style:style style:name="P27" style:family="paragraph" style:parent-style-name="Standard" style:list-style-name="L4">
      <style:text-properties officeooo:paragraph-rsid="000b308b"/>
    </style:style>
    <style:style style:name="P28" style:family="paragraph" style:parent-style-name="Standard">
      <style:text-properties officeooo:paragraph-rsid="0018a936"/>
    </style:style>
    <style:style style:name="P29" style:family="paragraph" style:parent-style-name="Standard">
      <style:text-properties officeooo:paragraph-rsid="001121af"/>
    </style:style>
    <style:style style:name="P30" style:family="paragraph" style:parent-style-name="Standard">
      <style:text-properties officeooo:paragraph-rsid="001f4a4f"/>
    </style:style>
    <style:style style:name="P31" style:family="paragraph" style:parent-style-name="Standard" style:list-style-name="L6">
      <style:text-properties officeooo:paragraph-rsid="001f4a4f"/>
    </style:style>
    <style:style style:name="P32" style:family="paragraph" style:parent-style-name="Standard">
      <style:paragraph-properties fo:break-before="page"/>
      <style:text-properties officeooo:rsid="00055bc0" officeooo:paragraph-rsid="00055bc0"/>
    </style:style>
    <style:style style:name="T1" style:family="text">
      <style:text-properties officeooo:rsid="00055bc0"/>
    </style:style>
    <style:style style:name="T2" style:family="text">
      <style:text-properties style:text-position="super 58%" officeooo:rsid="00055bc0"/>
    </style:style>
    <style:style style:name="T3" style:family="text">
      <style:text-properties style:text-position="0% 100%" officeooo:rsid="00055bc0"/>
    </style:style>
    <style:style style:name="T4" style:family="text">
      <style:text-properties style:text-position="0% 100%" officeooo:rsid="0005735e"/>
    </style:style>
    <style:style style:name="T5" style:family="text">
      <style:text-properties style:text-position="0% 100%" officeooo:rsid="00068aa3"/>
    </style:style>
    <style:style style:name="T6" style:family="text">
      <style:text-properties style:text-position="0% 100%" officeooo:rsid="00084b83"/>
    </style:style>
    <style:style style:name="T7" style:family="text">
      <style:text-properties style:text-position="0% 100%" officeooo:rsid="000b0ca2"/>
    </style:style>
    <style:style style:name="T8" style:family="text">
      <style:text-properties style:text-position="0% 100%" officeooo:rsid="000b308b"/>
    </style:style>
    <style:style style:name="T9" style:family="text">
      <style:text-properties style:text-position="0% 100%" officeooo:rsid="000befda"/>
    </style:style>
    <style:style style:name="T10" style:family="text">
      <style:text-properties style:text-position="0% 100%" officeooo:rsid="000d52b4"/>
    </style:style>
    <style:style style:name="T11" style:family="text">
      <style:text-properties style:text-position="0% 100%" officeooo:rsid="001090fa"/>
    </style:style>
    <style:style style:name="T12" style:family="text">
      <style:text-properties style:text-position="0% 100%" officeooo:rsid="001121af"/>
    </style:style>
    <style:style style:name="T13" style:family="text">
      <style:text-properties style:text-position="0% 100%" officeooo:rsid="0011f7a9"/>
    </style:style>
    <style:style style:name="T14" style:family="text">
      <style:text-properties style:text-position="0% 100%" officeooo:rsid="0013a629"/>
    </style:style>
    <style:style style:name="T15" style:family="text">
      <style:text-properties style:text-position="0% 100%" officeooo:rsid="0014db73"/>
    </style:style>
    <style:style style:name="T16" style:family="text">
      <style:text-properties style:text-position="0% 100%" officeooo:rsid="00176dd2"/>
    </style:style>
    <style:style style:name="T17" style:family="text">
      <style:text-properties style:text-position="0% 100%" officeooo:rsid="0018a936"/>
    </style:style>
    <style:style style:name="T18" style:family="text">
      <style:text-properties style:text-position="0% 100%" officeooo:rsid="0018f97b"/>
    </style:style>
    <style:style style:name="T19" style:family="text">
      <style:text-properties style:text-position="0% 100%" officeooo:rsid="001a19a4"/>
    </style:style>
    <style:style style:name="T20" style:family="text">
      <style:text-properties style:text-position="0% 100%" officeooo:rsid="001b2994"/>
    </style:style>
    <style:style style:name="T21" style:family="text">
      <style:text-properties style:text-position="0% 100%" officeooo:rsid="001f4a4f"/>
    </style:style>
    <style:style style:name="T22" style:family="text">
      <style:text-properties officeooo:rsid="001090fa"/>
    </style:style>
    <style:style style:name="T23" style:family="text">
      <style:text-properties officeooo:rsid="0018f97b"/>
    </style:style>
    <style:style style:name="T24" style:family="text">
      <style:text-properties officeooo:rsid="001a19a4"/>
    </style:style>
    <style:style style:name="T25" style:family="text">
      <style:text-properties officeooo:rsid="001b2994"/>
    </style:style>
    <style:style style:name="T26" style:family="text">
      <style:text-properties officeooo:rsid="001cf642"/>
    </style:style>
    <style:style style:name="T27" style:family="text">
      <style:text-properties officeooo:rsid="001f4a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ITOLO: Esame di Digital System Design</text:p>
      <text:p text:style-name="P6">SOTTOTITOLO: Implementazione di un modulo CRC mittente/destinatario in VHDL</text:p>
      <text:p text:style-name="P7">DESIGNER: Costa David &amp; Peraz Giuliano</text:p>
      <text:p text:style-name="P32">COSA È IL CRC</text:p>
      <text:p text:style-name="P1"><text:span text:style-name="T1">CRC (Cyclic Redundancy Code/Check) è un algoritmo di rilevazione degli errori utilizzato spesso nelle trasmissioni dat</text:span><text:span text:style-name="T22">i come ad esempio nell’</text:span><text:span text:style-name="T1">USB, </text:span><text:span text:style-name="T22">ne</text:span><text:span text:style-name="T1">ll’ATM </text:span><text:span text:style-name="T22">o ne</text:span><text:span text:style-name="T1">l GSM.</text:span></text:p>
      <text:p text:style-name="P7">Il funzionamento si basa sull’invio di un messaggio di M bit ai quali si aggiungono F bit di ridondanza che contengono il codice CRC.</text:p>
      <text:p text:style-name="P1"><text:span text:style-name="T1">Il messaggio è visto come un polinomio di ordine M tale che ogni bit i-esimo settato rappresenti il coefficiente di x</text:span><text:span text:style-name="T2">i-1</text:span><text:span text:style-name="T3">, ad esempio:<text:line-break/>1 0000 1010 = 1*x^8+0*x^7+0*x^6+..+1*x^3+0*x^2+1*x^1+0*x^0 = x^8+x^3+x^1</text:span></text:p>
      <text:p text:style-name="P1"><text:span text:style-name="T3">L’algoritmo prevede la definizione di un polinomio di ordine F che sarà usato come divisore del messaggio. Tale polinomio deve possedere alcune caratteristiche matematiche particolar</text:span><text:span text:style-name="T4">i</text:span><text:span text:style-name="T3"> e ne esistono molti già standardadizzati da enti </text:span><text:span text:style-name="T4">internazionali come l’ITU. </text:span><text:span text:style-name="T11">Il polinomio non è altro che una sequenza di bit aventi significato analogo a quello del messaggio sopra espresso.</text:span></text:p>
      <text:p text:style-name="P8"/>
      <text:p text:style-name="P9">COME SI CALCOLA IL CRC</text:p>
      <text:p text:style-name="P2"><text:span text:style-name="T4">Si esegue la divisione del messaggio con il polinomio divisore, alla fine della quale si avrà </text:span><text:span text:style-name="T20">un</text:span><text:span text:style-name="T4"> risultato e </text:span><text:span text:style-name="T20">un</text:span><text:span text:style-name="T4"> resto. </text:span><text:span text:style-name="T20">S</text:span><text:span text:style-name="T4">i scarta il risultato e si salva il resto della divisione negli F bit del codice. </text:span><text:span text:style-name="T6">Gli F bit saranno poi inseriti in coda agli M bit del messaggio per ottenere l’intero messaggio da inviare.</text:span></text:p>
      <text:p text:style-name="P9">[immagine esplicativa tratta spudoratamente da Wiki]</text:p>
      <text:p text:style-name="P12">Al termine della trasmissione di messaggio + CRC il destinatario potrà verificare la correttezza dividendo ciò che ha ricevuto per lo stesso polinomio divisore del mittente, se il resto sarà nullo allora significherà che il messaggio è stato trasmesso e ricevuto correttamente.</text:p>
      <text:p text:style-name="P9"/>
      <text:p text:style-name="P9">COSA È STATO IMPLEMENTATO</text:p>
      <text:p text:style-name="P10">Noi abbiamo implementato un modulo CRC mittente/destinatario sincrono, cioè un componente hardware capace di funzionare sia come mittente di messaggio + CRC sia come destinatario in grado di verificare se il messaggio è giunto a destinazione senza alcun errore.</text:p>
      <text:p text:style-name="P29"><text:span text:style-name="T20">Dalle </text:span><text:span text:style-name="T12">specifiche fornite abbiamo impostato M = 56 bit e F = 8 bit per un totale </text:span><text:span text:style-name="T13">T=</text:span><text:span text:style-name="T12"> 64 bit di messaggio da trasmettere o da ricevere.</text:span></text:p>
      <text:p text:style-name="P30"><text:span text:style-name="T21">Il comportamento del modulo è il seguente:</text:span></text:p>
      <text:list xml:id="list1115819012" text:style-name="L6">
        <text:list-item>
          <text:p text:style-name="P31"><text:span text:style-name="T6">mittente: riceve in input una sequenza di 56 bit che inizia a trasmettere dopo </text:span><text:span text:style-name="T12">8</text:span><text:span text:style-name="T6"> cicli di clock e </text:span><text:span text:style-name="T18">durante la ricezione del m</text:span><text:span text:style-name="T20">e</text:span><text:span text:style-name="T18">ssaggio</text:span><text:span text:style-name="T6"> è calcolato il CRC da inserire in coda al messaggio di output;</text:span></text:p>
        </text:list-item>
        <text:list-item>
          <text:p text:style-name="P31"><text:span text:style-name="T6">destinatario: riceve in ingresso un messaggio di 64 bit del quale deve calcolare il CRC. In output è replicato il messaggio ricevuto in ingresso ma gli ultimi </text:span><text:span text:style-name="T12">8</text:span><text:span text:style-name="T6"> bit segnalano l’effettiva correttezza del messaggio ricevuto. </text:span></text:p>
        </text:list-item>
      </text:list>
      <text:p text:style-name="P30"><text:span text:style-name="T6">Noi abbiamo impostato che gli ultimi </text:span><text:span text:style-name="T12">8</text:span><text:span text:style-name="T6"> bit siano uguali a 0 se il messaggio ricevuto è corretto. </text:span><text:span text:style-name="T12">Questo per poter sfruttare la capacità di rivelazione dell’errore da parte dell’algoritmo CRC senza dover aggiungere ulteriori moduli che potessero complicare il design.</text:span></text:p>
      <text:p text:style-name="P10">Il chip ha il seguente layout:</text:p>
      <text:p text:style-name="P9">[Immagine di layout esterno di CRC_top]</text:p>
      <text:p text:style-name="P9">Descrizione dei segnali:</text:p>
      <text:list xml:id="list1135458091" text:style-name="L1">
        <text:list-item>
          <text:p text:style-name="P11">md : indica al chip se funzionare come mittente o come destinatario <text:span text:style-name="T26">(0 = mittente, 1 = destinatario)</text:span>;</text:p>
        </text:list-item>
        <text:list-item>
          <text:p text:style-name="P11">line_in : <text:span text:style-name="T23">linea seriale in ingresso, da questa vengono trasmessi/ricevuti i bit</text:span>;</text:p>
        </text:list-item>
        <text:list-item>
          <text:p text:style-name="P11">clock : <text:span text:style-name="T23">temporizzatore per sincronizzazione del circuito e della logica interna</text:span>;</text:p>
        </text:list-item>
        <text:list-item>
          <text:p text:style-name="P11">reset : <text:span text:style-name="T23">per ripristinare il circuito e portarlo in uno stato conosciuto</text:span>;</text:p>
        </text:list-item>
        <text:list-item>
          <text:p text:style-name="P11">line_out : <text:span text:style-name="T23">output seriale dal quale escono i 64 bit (56 messaggio + 8 CRC se mittente, 56 + 8 di verifica se destinatario)</text:span>;</text:p>
        </text:list-item>
        <text:list-item>
          <text:p text:style-name="P22"><text:span text:style-name="T4">busy : indica quando il circuito è impegnato a </text:span><text:span text:style-name="T18">inviare su line_out</text:span><text:span text:style-name="T4"> il CRC e quindi non considera i </text:span><text:span text:style-name="T18">bit</text:span><text:span text:style-name="T4"> </text:span><text:span text:style-name="T18">di line_in</text:span><text:span text:style-name="T4"> come valori </text:span><text:span text:style-name="T18">di ingresso </text:span><text:span text:style-name="T16">significativi</text:span><text:span text:style-name="T4">.</text:span></text:p>
        </text:list-item>
      </text:list>
      <text:p text:style-name="P9"/>
      <text:p text:style-name="P9">COME È STATO IMPLEMENTATO</text:p>
      <text:p text:style-name="P9"><text:soft-page-break/>La descrizione del circuito è la seguente:</text:p>
      <text:p text:style-name="P9">[immagine del diagramma a blocchi]</text:p>
      <text:p text:style-name="P9">DESCRIZIONE DEI BLOCCHI:</text:p>
      <text:list xml:id="list330059514" text:style-name="L2">
        <text:list-item>
          <text:p text:style-name="P23"><text:span text:style-name="T5">SHIFT_REGISTER: serve principalmente per sincronizzare l’uscita e per ritardare di </text:span><text:span text:style-name="T21">8</text:span><text:span text:style-name="T5"> cicli di clock l’uscita in modo da spedire </text:span><text:span text:style-name="T15">tutti i 64 bit insieme, sia che </text:span><text:span text:style-name="T21">il modulo sia impostato come</text:span><text:span text:style-name="T15"> mittente o </text:span><text:span text:style-name="T21">come </text:span><text:span text:style-name="T15">destinatario</text:span><text:span text:style-name="T5">.</text:span></text:p>
        </text:list-item>
        <text:list-item>
          <text:p text:style-name="P23"><text:span text:style-name="T5">CRC_LOGIC: è uno shift register con </text:span><text:span text:style-name="T15">la possibilità di abilitare la </text:span><text:span text:style-name="T5">funzione di calcolo del CRC mediante il segnale di enable;</text:span></text:p>
        </text:list-item>
        <text:list-item>
          <text:p text:style-name="P23"><text:span text:style-name="T5">CRC_CONTROLLER: abilita il calcolo del codice CRC, abilita o meno la ricezione dell’input, controlla quale sia l</text:span><text:span text:style-name="T15">a parte di messaggio</text:span><text:span text:style-name="T5"> da spedire </text:span><text:span text:style-name="T21">su line_out</text:span><text:span text:style-name="T5"> (se messaggio o CRC);</text:span></text:p>
        </text:list-item>
        <text:list-item>
          <text:p text:style-name="P13">MULTIPLEXER: multiplexa l’uscita tra <text:span text:style-name="T27">lo SHIFT_REGISTER</text:span> e CRC_<text:span text:style-name="T27">LOGIC in modo da inviare prima tutti i 56 bit del messaggio ricevuto e poi gli 8 bit di CRC/codice di rilevazione errori contenuti nel CRC_LOGIC</text:span>;</text:p>
        </text:list-item>
        <text:list-item>
          <text:p text:style-name="P13">MD_ENABLE: imposta il comportamento della logica come mittente o come destinatario, <text:span text:style-name="T27">disabilita la propagazione del segnale di CRC_CONTROLLER alla CRC_LOGIC per continuare a calcolare il CRC nel caso il modulo fosse impostato come destinatario</text:span>.</text:p>
          <text:p text:style-name="P13"/>
        </text:list-item>
      </text:list>
      <text:p text:style-name="P14">MOTIVAZIONE DELL’IMPLEMENTAZIONE</text:p>
      <text:p text:style-name="P16"><text:span text:style-name="T25">Il design scelto è stato implementato tenendo in considerazione le seguenti metriche per la realizzazione del modulo hardware:</text:span></text:p>
      <text:list xml:id="list2118437158" text:style-name="L3">
        <text:list-item>
          <text:p text:style-name="P24"><text:span text:style-name="T9">prestazion</text:span><text:span text:style-name="T20">i</text:span><text:span text:style-name="T9">: </text:span><text:span text:style-name="T20">invece di salvare tutto il messaggio in una memoria, calcolare il CRC, salvare quest ultimo e poi inviare messaggio + CRC il nostro modulo </text:span><text:span text:style-name="T9">impiega </text:span><text:span text:style-name="T20">solo </text:span><text:span text:style-name="T9">pochi cicli di clock p</text:span><text:span text:style-name="T14">rima di</text:span><text:span text:style-name="T9"> inviare l’intero messaggi</text:span><text:span text:style-name="T20">o, questo perché si è pensato alla concorrenza intrinseca dell’algoritmo che permette il calcolo del CRC direttamente durante la ricezione del messaggio;</text:span></text:p>
        </text:list-item>
        <text:list-item>
          <text:p text:style-name="P26"><text:span text:style-name="T20">robustezza: ogni modulo che compone il modulo è stato realizzato pensando e testando i casi in cui si potrebbe avere un input indesiderato o che possa portare a output non definiti;</text:span></text:p>
        </text:list-item>
        <text:list-item>
          <text:p text:style-name="P15">occupazione di area: gli elementi sono stati pensati e implementati avendo in mente la minore occupazione di area possibile per il chip anche grazie a un design che permette il riutilizzo dei moduli per fungere sia da logica di calcolo, sia da celle di memoria;</text:p>
        </text:list-item>
        <text:list-item>
          <text:p text:style-name="P25"><text:span text:style-name="T9">riutilizzo della proprietà intellettuale: sono stati creati moduli generici </text:span><text:span text:style-name="T14">quali</text:span><text:span text:style-name="T9"> il CRC_LOGIC e il CRC_CONTROLLER che possono essere usati per altri progetti;</text:span></text:p>
        </text:list-item>
        <text:list-item>
          <text:p text:style-name="P15">manutenzione: il codice VHDL è stato scritto per essere il più chiaro possibile in modo che chiunque possa essere in grado di leggerlo senza difficoltà.</text:p>
          <text:p text:style-name="P15"/>
        </text:list-item>
      </text:list>
      <text:p text:style-name="P17">IMPLEMENTAZIONE DEI BLOCCHI:</text:p>
      <text:p text:style-name="P17">SHIFT_REGISTER:<text:line-break/>[immagine di uno shift register presa a caso su eternit]</text:p>
      <text:p text:style-name="P17">È stato scelto uno shift register perché permette di temporizzare l’uscita con il clock e perché è stato necessario inserire un ritardo di <text:span text:style-name="T25">8</text:span> cicli di clock per il calcolo del CRC. Tale ritardo deve essere presente nel funzionamento come mittente per la corretta spedizione d<text:span text:style-name="T25">ei 64</text:span> bit ed è necessario se si vuole calcolare la correttezza del messaggio quando il chip è <text:span text:style-name="T25">impostato come</text:span> destinatario.</text:p>
      <text:p text:style-name="P17"/>
      <text:p text:style-name="P17">CRC_LOGIC:</text:p>
      <text:p text:style-name="P5"><text:span text:style-name="T6">[DIAGRAMMA A BLOCCHI CRC_LOGIC][DIAGRAMMA DO_XOR]</text:span><text:span text:style-name="T10">[TRUTH TABLE DI DO_XOR]</text:span></text:p>
      <text:p text:style-name="P18">Il modulo che implementa la logica non è che uno shift register con la possibilità di inserire le celle DO_XOR tra un flip flop e l’altro in modo da calcolare il CRC secondo la documentazione preesistente. Il modulo è stato creato in maniera tale da essere configurabile grazie all’uso di generic, rimandiamo al codice VHDL per i dettagli.</text:p>
      <text:p text:style-name="P3"><text:soft-page-break/><text:span text:style-name="T7">Nel nostro caso il modulo implementa la divisione polinomiale tra il messaggio e il polinomio dato dalle specifiche (x^8+x^4+x^2+1). All’inizio della ricezione del messaggio il modulo è resettato in modo da eliminare elementi di disturbo che potrebbero essere presenti nelle celle di memoria. Questo comportamento è stato introdotto per precauzione poiché il chip non dovrebbe avere bit settati nel registro in quanto lo shifting si effettua impostando l’input del registro </text:span><text:span text:style-name="T8">uguale a zero</text:span><text:span text:style-name="T7">.</text:span></text:p>
      <text:p text:style-name="P19"/>
      <text:p text:style-name="P19">CRC_CONTROLLER:</text:p>
      <text:p text:style-name="P19">[DIAGRAMMA A BLOCCHI CRC_CONTROLLER]</text:p>
      <text:p text:style-name="P4"><text:span text:style-name="T7">Essenzialmente è un contatore generico che conta i cicli di clock e fornisce in output </text:span><text:span text:style-name="T17">due</text:span><text:span text:style-name="T7"> uscit</text:span><text:span text:style-name="T17">e</text:span><text:span text:style-name="T7"> che riman</text:span><text:span text:style-name="T17">gono</text:span><text:span text:style-name="T7"> alt</text:span><text:span text:style-name="T19">e</text:span><text:span text:style-name="T7"> per un numero di cicli di clock configurabile. </text:span><text:span text:style-name="T8">Il segnal</text:span><text:span text:style-name="T17">i</text:span><text:span text:style-name="T8"> di uscita del modulo </text:span><text:span text:style-name="T7">determina</text:span><text:span text:style-name="T17">no</text:span><text:span text:style-name="T7">:</text:span></text:p>
      <text:list xml:id="list1629601116" text:style-name="L4">
        <text:list-item>
          <text:p text:style-name="P20">quando si multiplexa l’uscita tra input e uscita del CRC_LOGIC;</text:p>
        </text:list-item>
        <text:list-item>
          <text:p text:style-name="P20">quando si ignora l’input perché è in corso la trasmissione degli F bit del CRC;</text:p>
        </text:list-item>
        <text:list-item>
          <text:p text:style-name="P27"><text:span text:style-name="T8">quando si disabilita il calcolo del CRC </text:span><text:span text:style-name="T10">per inviare i bit del codice.</text:span></text:p>
        </text:list-item>
      </text:list>
      <text:p text:style-name="P28"><text:span text:style-name="T17">Nel nostro modulo sono stati utilizzati questi segnali per poter temporizzare l’invio del messaggio, il calcolo del CRC e l’invio del CRC, in pratica i moduli DO_XOR del CRC Logic devono rimanere attivi per 8 cicli di clock dopo che l’ultimo bit di messaggio è stato ricevuto, e devono essere spenti per </text:span><text:span text:style-name="T19">altri </text:span><text:span text:style-name="T17">8 cicli in modo da inviare il CRC contiguamente al messaggio in uscita.</text:span></text:p>
      <text:p text:style-name="P17"/>
      <text:p text:style-name="P21">MULTIPLEXER:</text:p>
      <text:p text:style-name="P21">[DIAGRAMMA DEL MULTIPLEXER]</text:p>
      <text:p text:style-name="P21">Semplice multiplexer al cui segnale di controllo dell’output si connette il segnale uscente dal CRC_CONTROLLER in modo da inviare il CRC verso l<text:span text:style-name="T24">ine_out</text:span>.</text:p>
      <text:p text:style-name="P21"/>
      <text:p text:style-name="P21">MD_ENABLE:</text:p>
      <text:p text:style-name="P21">[DIAGRAMMA LOGICA MD_ENABLE][TRUTH TABLE DEL MODULO]</text:p>
      <text:p text:style-name="P21">Controlla che il segnale di CRC_CONTROLLER non interrompa l’input durante il funzionamento in modalità destinatari<text:span text:style-name="T26">o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3T09:39:57</meta:creation-date>
    <dc:date>2013-01-04T17:31:56</dc:date>
    <meta:editing-duration>PT9H19M32S</meta:editing-duration>
    <meta:editing-cycles>15</meta:editing-cycles>
    <meta:generator>LibreOffice/3.6$Linux_X86_64 LibreOffice_project/360m1$Build-2</meta:generator>
    <meta:document-statistic meta:table-count="0" meta:image-count="0" meta:object-count="0" meta:page-count="4" meta:paragraph-count="64" meta:word-count="1379" meta:character-count="8571" meta:non-whitespace-character-count="7276"/>
  </office:meta>
</office:document-meta>
</file>